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7043in" fo:break-before="auto" style:use-optimal-row-height="fals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8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/>
          <table:table-cell table:style-name="ce6" office:value-type="string" calcext:value-type="string">
            <text:p>VR</text:p>
          </table:table-cell>
          <table:table-cell table:style-name="ce6" office:value-type="string" calcext:value-type="string">
            <text:p>AR</text:p>
          </table:table-cell>
          <table:table-cell table:style-name="ce6" office:value-type="string" calcext:value-type="string">
            <text:p>IHM</text:p>
          </table:table-cell>
          <table:table-cell table:style-name="ce6" office:value-type="string" calcext:value-type="string">
            <text:p>Learning</text:p>
          </table:table-cell>
          <table:table-cell table:style-name="ce6" office:value-type="string" calcext:value-type="string">
            <text:p>Teaching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IoT</text:p>
          </table:table-cell>
          <table:table-cell table:style-name="ce6" office:value-type="string" calcext:value-type="string">
            <text:p>E-Services</text:p>
          </table:table-cell>
          <table:table-cell table:style-name="ce6" table:number-columns-repeated="10"/>
        </table:table-row>
        <table:table-row table:style-name="ro2">
          <table:table-cell table:style-name="ce2" office:value-type="string" calcext:value-type="string">
            <text:p>Investigating Spatial Representation of Learning Content in Virtual Reality Learning Environments | <text:a xlink:href="https://ieeexplore.ieee.org/document/10108413" xlink:type="simple">https://ieeexplore.ieee.org/document/10108413</text:a>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7"/>
          <table:table-cell table:number-columns-repeated="7"/>
        </table:table-row>
        <table:table-row table:style-name="ro2">
          <table:table-cell table:style-name="ce2" office:value-type="string" calcext:value-type="string">
            <text:p>StuckInSpace: Exploring the Difference Between Two Different Mediums of Play in a Multi-Modal Virtual Reality Game | <text:a xlink:href="https://ieeexplore.ieee.org/document/9417671" xlink:type="simple">https://ieeexplore.ieee.org/document/9417671</text:a>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number-columns-repeated="7"/>
        </table:table-row>
        <table:table-row table:style-name="ro2">
          <table:table-cell table:style-name="ce2" office:value-type="string" calcext:value-type="string">
            <text:p>Exploiting Object-of-Interest Information to Understand Attention in VR Classrooms | <text:a xlink:href="https://ieeexplore.ieee.org/document/9417698" xlink:type="simple">https://ieeexplore.ieee.org/document/9417698</text:a> 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The Effects of Cognitive Load on Engagement in a Virtual Reality Learning Environment | <text:a xlink:href="https://ieeexplore.ieee.org/document/9417676" xlink:type="simple">https://ieeexplore.ieee.org/document/9417676</text:a>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Story CreatAR: a Toolkit for Spatially-Adaptive Augmented Reality Storytelling | https://ieeexplore.ieee.org/document/9417699 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Enhancing In-game Immersion Using BCI-controlled Mechanics | <text:a xlink:href="https://dl.acm.org/doi/10.1145/3489849.3489862" xlink:type="simple">https://dl.acm.org/doi/10.1145/3489849.3489862</text:a>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Evaluating the influence of interaction technology on procedural learning using Virtual Reality |  <text:a xlink:href="https://dl.acm.org/doi/10.1145/3489849.3489918" xlink:type="simple">https://dl.acm.org/doi/10.1145/3489849.3489918</text:a>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HoloKeys: Interactive Piano Education Using Augmented Reality and IoT | <text:a xlink:href="https://dl.acm.org/doi/10.1145/3489849.3489921" xlink:type="simple">https://dl.acm.org/doi/10.1145/3489849.3489921</text:a>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Multi-View AR Streams for Interactive 3D Remote Teaching | <text:a xlink:href="https://dl.acm.org/doi/10.1145/3489849.3489950" xlink:type="simple">https://dl.acm.org/doi/10.1145/3489849.3489950</text:a>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>
            <text:p>Influence of hand visualization on tool-based motor skills training in an immersive VR simulator | https://ieeexplore-ieee-org.ressources-electroniques.univ-lille.fr/document/9284746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7"/>
          <table:table-cell table:number-columns-repeated="7"/>
        </table:table-row>
        <table:table-row table:style-name="ro2" table:number-rows-repeated="2">
          <table:table-cell/>
          <table:table-cell table:style-name="ce7" table:number-columns-repeated="11"/>
          <table:table-cell table:number-columns-repeated="7"/>
        </table:table-row>
        <table:table-row table:style-name="ro3" table:number-rows-repeated="2">
          <table:table-cell/>
          <table:table-cell table:style-name="ce7" table:number-columns-repeated="11"/>
          <table:table-cell table:number-columns-repeated="7"/>
        </table:table-row>
        <table:table-row table:style-name="ro4" table:number-rows-repeated="21">
          <table:table-cell table:number-columns-repeated="19"/>
        </table:table-row>
        <table:table-row table:style-name="ro4" table:number-rows-repeated="3">
          <table:table-cell table:style-name="ce4"/>
          <table:table-cell table:number-columns-repeated="18"/>
        </table:table-row>
        <table:table-row table:style-name="ro4" table:number-rows-repeated="4">
          <table:table-cell table:style-name="ce4"/>
          <table:table-cell table:style-name="ce5" table:number-columns-repeated="5"/>
          <table:table-cell table:number-columns-repeated="13"/>
        </table:table-row>
        <table:table-row table:style-name="ro4" table:number-rows-repeated="12">
          <table:table-cell table:style-name="ce5" table:number-columns-repeated="6"/>
          <table:table-cell table:number-columns-repeated="13"/>
        </table:table-row>
        <table:table-row table:style-name="ro4">
          <table:table-cell table:style-name="ce5" table:number-columns-repeated="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8:36:43.235019814</meta:creation-date>
    <dc:date>2023-10-12T09:59:08.537714714</dc:date>
    <meta:editing-duration>PT1H22M24S</meta:editing-duration>
    <meta:editing-cycles>3</meta:editing-cycles>
    <meta:generator>LibreOffice/7.5.6.2$Linux_X86_64 LibreOffice_project/50$Build-2</meta:generator>
    <meta:document-statistic meta:table-count="1" meta:cell-count="47" meta:object-count="0"/>
  </office:meta>
</office:document-meta>
</file>